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31000000208B0B4CCA25C57346.png" manifest:media-type="image/png"/>
  <manifest:file-entry manifest:full-path="Pictures/2000003E00002E6400001B78488D013AB82ED76C.svm" manifest:media-type=""/>
  <manifest:file-entry manifest:full-path="Pictures/100002010000003100000020C60C6697480BADC7.png" manifest:media-type="image/png"/>
  <manifest:file-entry manifest:full-path="Pictures/100002BD00003DA10000013E5208071ED9A19F2E.svg" manifest:media-type="image/svg+xml"/>
  <manifest:file-entry manifest:full-path="Pictures/10000201000000110000000DF4A7B93CDF3B0879.png" manifest:media-type="image/png"/>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310000002081FF15C0F1DE836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875in" table:align="left"/>
    </style:style>
    <style:style style:name="Table2.A" style:family="table-column">
      <style:table-column-properties style:column-width="1.9688in"/>
    </style:style>
    <style:style style:name="Table2.B" style:family="table-column">
      <style:table-column-properties style:column-width="4.7188in"/>
    </style:style>
    <style:style style:name="Table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382in" fo:border="0.05pt solid #000000">
        <style:background-image/>
      </style:table-cell-properties>
    </style:style>
    <style:style style:name="Table2.A2" style:family="table-cell">
      <style:table-cell-properties fo:background-color="#eeeeee" fo:padding="0.0382in" fo:border-left="0.05pt solid #000000" fo:border-right="none" fo:border-top="none" fo:border-bottom="0.05pt solid #000000">
        <style:background-image/>
      </style:table-cell-properties>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P1" style:family="paragraph" style:parent-style-name="Heading_20_2">
      <style:paragraph-properties fo:margin-top="0.0783in" fo:margin-bottom="0.0783in" loext:contextual-spacing="false"/>
      <style:text-properties fo:language="en" fo:country="ZA" officeooo:rsid="000a3daf"/>
    </style:style>
    <style:style style:name="P2" style:family="paragraph" style:parent-style-name="Standard">
      <style:paragraph-properties fo:margin-top="0in" fo:margin-bottom="0.0783in" loext:contextual-spacing="false" fo:line-height="115%"/>
      <style:text-properties style:font-name="Ubuntu" fo:font-size="12pt" fo:language="en" fo:country="ZA" fo:font-style="normal" fo:font-weight="normal" officeooo:rsid="000b086f" style:font-size-asian="12pt" style:font-style-asian="normal" style:font-weight-asian="normal"/>
    </style:style>
    <style:style style:name="P3" style:family="paragraph" style:parent-style-name="Standard">
      <style:paragraph-properties fo:margin-top="0in" fo:margin-bottom="0.0783in" loext:contextual-spacing="false" fo:line-height="115%"/>
      <style:text-properties style:font-name="Ubuntu" fo:language="en" fo:country="ZA"/>
    </style:style>
    <style:style style:name="P4" style:family="paragraph" style:parent-style-name="Standard">
      <style:paragraph-properties fo:margin-top="0in" fo:margin-bottom="0.0783in" loext:contextual-spacing="false" fo:line-height="115%"/>
      <style:text-properties style:font-name="Ubuntu" fo:font-size="14pt" fo:language="en" fo:country="ZA" fo:font-style="normal" fo:font-weight="bold" officeooo:rsid="000b086f" officeooo:paragraph-rsid="0007db89" style:font-size-asian="14pt" style:font-style-asian="normal" style:font-weight-asian="bold"/>
    </style:style>
    <style:style style:name="P5" style:family="paragraph" style:parent-style-name="Standard">
      <style:paragraph-properties fo:line-height="115%"/>
      <style:text-properties officeooo:paragraph-rsid="0007db89"/>
    </style:style>
    <style:style style:name="P6" style:family="paragraph" style:parent-style-name="Standard">
      <style:paragraph-properties fo:line-height="115%"/>
      <style:text-properties style:font-name="Ubuntu" fo:font-size="12pt" fo:font-style="normal" fo:font-weight="normal" officeooo:rsid="000cd3f0" officeooo:paragraph-rsid="0007db89" style:font-size-asian="12pt" style:font-style-asian="normal" style:font-weight-asian="normal"/>
    </style:style>
    <style:style style:name="P7" style:family="paragraph" style:parent-style-name="Standard">
      <style:paragraph-properties fo:line-height="115%"/>
      <style:text-properties style:font-name="Ubuntu" fo:font-size="12pt" fo:font-style="normal" fo:font-weight="normal" officeooo:rsid="000e4402" officeooo:paragraph-rsid="0007db89" style:font-size-asian="12pt" style:font-style-asian="normal" style:font-weight-asian="normal"/>
    </style:style>
    <style:style style:name="P8" style:family="paragraph" style:parent-style-name="Standard">
      <style:paragraph-properties fo:margin-top="0in" fo:margin-bottom="0.0783in" loext:contextual-spacing="false" fo:line-height="115%"/>
      <style:text-properties style:font-name="Ubuntu" fo:font-size="12pt" fo:language="en" fo:country="ZA" fo:font-style="normal" fo:font-weight="normal" officeooo:rsid="000e4402" officeooo:paragraph-rsid="0007db89" style:font-size-asian="12pt" style:font-style-asian="normal" style:font-weight-asian="normal"/>
    </style:style>
    <style:style style:name="P9" style:family="paragraph" style:parent-style-name="Table_20_Contents">
      <style:text-properties fo:font-weight="bold" officeooo:rsid="000cd3f0" officeooo:paragraph-rsid="0007db89" style:font-weight-asian="bold" style:font-weight-complex="bold"/>
    </style:style>
    <style:style style:name="P10" style:family="paragraph" style:parent-style-name="Table_20_Contents">
      <style:text-properties style:font-name="Ubuntu" fo:font-size="10pt" fo:language="en" fo:country="ZA" officeooo:rsid="000e4402" officeooo:paragraph-rsid="0007db89" style:font-size-asian="10pt" style:font-size-complex="10pt"/>
    </style:style>
    <style:style style:name="P11" style:family="paragraph" style:parent-style-name="Table_20_Contents">
      <style:paragraph-properties fo:text-align="start" style:justify-single-word="false"/>
      <style:text-properties fo:font-size="10pt" fo:language="en" fo:country="ZA" officeooo:rsid="000e4402" officeooo:paragraph-rsid="0007db89" style:font-size-asian="10pt" style:font-size-complex="10pt"/>
    </style:style>
    <style:style style:name="P12" style:family="paragraph" style:parent-style-name="Heading_20_2">
      <style:text-properties officeooo:rsid="000b086f" officeooo:paragraph-rsid="0007db89"/>
    </style:style>
    <style:style style:name="P13" style:family="paragraph" style:parent-style-name="Standard">
      <style:text-properties fo:language="en" fo:country="ZA" fo:font-weight="normal" officeooo:rsid="000e4402" style:font-weight-asian="normal" style:font-weight-complex="normal"/>
    </style:style>
    <style:style style:name="P14" style:family="paragraph" style:parent-style-name="Standard">
      <style:text-properties fo:language="en" fo:country="ZA" fo:font-weight="normal" style:font-weight-asian="normal" style:font-weight-complex="normal"/>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fo:language="en" fo:country="ZA" fo:font-weight="normal" officeooo:rsid="000b086f" style:font-weight-asian="normal" style:font-weight-complex="normal"/>
    </style:style>
    <style:style style:name="P17" style:family="paragraph" style:parent-style-name="Standard">
      <style:text-properties fo:language="en" fo:country="ZA" officeooo:rsid="000b086f"/>
    </style:style>
    <style:style style:name="P18" style:family="paragraph" style:parent-style-name="Standard">
      <style:paragraph-properties fo:line-height="115%"/>
      <style:text-properties style:font-name="Ubuntu" fo:language="en" fo:country="ZA"/>
    </style:style>
    <style:style style:name="P19" style:family="paragraph" style:parent-style-name="Standard">
      <style:paragraph-properties fo:line-height="115%"/>
    </style:style>
    <style:style style:name="P20" style:family="paragraph" style:parent-style-name="Standard">
      <style:paragraph-properties fo:line-height="115%"/>
      <style:text-properties fo:language="en" fo:country="ZA"/>
    </style:style>
    <style:style style:name="P21" style:family="paragraph" style:parent-style-name="Heading_20_2">
      <style:paragraph-properties fo:margin-top="0.0783in" fo:margin-bottom="0.0783in" loext:contextual-spacing="false"/>
      <style:text-properties fo:language="en" fo:country="ZA" officeooo:rsid="000b086f"/>
    </style:style>
    <style:style style:name="P22" style:family="paragraph" style:parent-style-name="Standard">
      <style:paragraph-properties fo:line-height="115%"/>
      <style:text-properties style:font-name="Ubuntu" fo:font-size="12pt" fo:language="en" fo:country="ZA" fo:font-style="normal" fo:font-weight="normal" style:font-size-asian="12pt" style:font-style-asian="normal" style:font-weight-asian="normal"/>
    </style:style>
    <style:style style:name="P23" style:family="paragraph" style:parent-style-name="Standard">
      <style:paragraph-properties fo:line-height="115%"/>
      <style:text-properties style:font-name="Ubuntu" fo:font-size="12pt" fo:language="en" fo:country="ZA" fo:font-style="normal" fo:font-weight="normal" officeooo:rsid="00165ad1" style:font-size-asian="12pt" style:font-style-asian="normal" style:font-weight-asian="normal"/>
    </style:style>
    <style:style style:name="P24" style:family="paragraph" style:parent-style-name="Footer">
      <style:paragraph-properties fo:text-align="center" style:justify-single-word="false"/>
      <style:text-properties fo:color="#ea5a2e" fo:language="en" fo:country="ZA" fo:font-style="italic" fo:font-weight="bold" style:font-style-asian="italic" style:font-weight-asian="bold" style:font-style-complex="italic" style:font-weight-complex="bold"/>
    </style:style>
    <style:style style:name="P25" style:family="paragraph" style:parent-style-name="Heading_20_2">
      <style:paragraph-properties fo:margin-top="0.0783in" fo:margin-bottom="0.0783in" loext:contextual-spacing="false"/>
      <style:text-properties fo:language="en" fo:country="ZA"/>
    </style:style>
    <style:style style:name="P26" style:family="paragraph" style:parent-style-name="Heading_20_2">
      <style:paragraph-properties fo:margin-top="0.0783in" fo:margin-bottom="0.0783in" loext:contextual-spacing="false"/>
      <style:text-properties fo:language="en" fo:country="ZA" officeooo:rsid="000a3daf"/>
    </style:style>
    <style:style style:name="P27" style:family="paragraph" style:parent-style-name="Heading_20_2">
      <style:paragraph-properties fo:margin-top="0.0783in" fo:margin-bottom="0.0783in" loext:contextual-spacing="false"/>
      <style:text-properties fo:language="en" fo:country="ZA" officeooo:rsid="000b086f"/>
    </style:style>
    <style:style style:name="P28" style:family="paragraph" style:parent-style-name="Standard">
      <style:paragraph-properties fo:margin-top="0in" fo:margin-bottom="0.0783in" loext:contextual-spacing="false" fo:line-height="115%"/>
      <style:text-properties style:font-name="Ubuntu" fo:font-size="12pt" fo:language="en" fo:country="ZA" fo:font-style="normal" fo:font-weight="normal" officeooo:rsid="000b086f" style:font-size-asian="12pt" style:font-style-asian="normal" style:font-weight-asian="normal"/>
    </style:style>
    <style:style style:name="P29" style:family="paragraph" style:parent-style-name="Standard">
      <style:paragraph-properties fo:margin-top="0in" fo:margin-bottom="0.0783in" loext:contextual-spacing="false" fo:line-height="115%"/>
      <style:text-properties style:font-name="Ubuntu" fo:font-size="12pt" fo:language="en" fo:country="ZA" fo:font-style="normal" fo:font-weight="normal" officeooo:rsid="000e4402" officeooo:paragraph-rsid="0007db89" style:font-size-asian="12pt" style:font-style-asian="normal" style:font-weight-asian="normal"/>
    </style:style>
    <style:style style:name="P30" style:family="paragraph" style:parent-style-name="Standard">
      <style:paragraph-properties fo:margin-top="0in" fo:margin-bottom="0.0783in" loext:contextual-spacing="false" fo:line-height="115%"/>
      <style:text-properties style:font-name="Ubuntu" fo:language="en" fo:country="ZA"/>
    </style:style>
    <style:style style:name="P31" style:family="paragraph" style:parent-style-name="Standard">
      <style:paragraph-properties fo:margin-top="0in" fo:margin-bottom="0.0783in" loext:contextual-spacing="false" fo:line-height="115%"/>
      <style:text-properties style:font-name="Ubuntu" fo:font-size="14pt" fo:language="en" fo:country="ZA" fo:font-style="normal" fo:font-weight="bold" officeooo:rsid="000b086f" officeooo:paragraph-rsid="0007db89" style:font-size-asian="14pt" style:font-style-asian="normal" style:font-weight-asian="bold"/>
    </style:style>
    <style:style style:name="P32" style:family="paragraph" style:parent-style-name="Standard">
      <style:paragraph-properties fo:margin-top="0in" fo:margin-bottom="0.0783in" loext:contextual-spacing="false" fo:line-height="115%"/>
      <style:text-properties style:font-name="Ubuntu" fo:font-size="14pt" fo:language="en" fo:country="ZA" fo:font-style="normal" fo:font-weight="bold" officeooo:paragraph-rsid="0007db89" style:font-size-asian="14pt" style:font-style-asian="normal" style:font-weight-asian="bold"/>
    </style:style>
    <style:style style:name="P33" style:family="paragraph" style:parent-style-name="Standard">
      <style:paragraph-properties fo:margin-top="0in" fo:margin-bottom="0.0783in" loext:contextual-spacing="false" fo:line-height="115%"/>
      <style:text-properties fo:language="en" fo:country="ZA"/>
    </style:style>
    <style:style style:name="P34" style:family="paragraph" style:parent-style-name="Standard">
      <style:paragraph-properties fo:line-height="115%"/>
    </style:style>
    <style:style style:name="P35" style:family="paragraph" style:parent-style-name="Standard">
      <style:paragraph-properties fo:line-height="115%"/>
      <style:text-properties officeooo:paragraph-rsid="0007db89"/>
    </style:style>
    <style:style style:name="P36" style:family="paragraph" style:parent-style-name="Standard">
      <style:paragraph-properties fo:line-height="115%"/>
      <style:text-properties style:font-name="Ubuntu" fo:font-size="12pt" fo:font-style="normal" fo:font-weight="normal" officeooo:rsid="000cd3f0" officeooo:paragraph-rsid="0007db89" style:font-size-asian="12pt" style:font-style-asian="normal" style:font-weight-asian="normal"/>
    </style:style>
    <style:style style:name="P37" style:family="paragraph" style:parent-style-name="Standard">
      <style:paragraph-properties fo:line-height="115%"/>
      <style:text-properties style:font-name="Ubuntu" fo:font-size="12pt" fo:font-style="normal" fo:font-weight="normal" officeooo:rsid="000e4402" officeooo:paragraph-rsid="0007db89" style:font-size-asian="12pt" style:font-style-asian="normal" style:font-weight-asian="normal"/>
    </style:style>
    <style:style style:name="P38" style:family="paragraph" style:parent-style-name="Standard">
      <style:paragraph-properties fo:line-height="115%"/>
      <style:text-properties style:font-name="Ubuntu" fo:font-size="12pt" fo:language="en" fo:country="ZA" fo:font-style="normal" fo:font-weight="normal" style:font-size-asian="12pt" style:font-style-asian="normal" style:font-weight-asian="normal"/>
    </style:style>
    <style:style style:name="P39" style:family="paragraph" style:parent-style-name="Standard">
      <style:paragraph-properties fo:line-height="115%"/>
      <style:text-properties style:font-name="Ubuntu" fo:font-size="12pt" fo:language="en" fo:country="ZA" fo:font-style="normal" fo:font-weight="normal" officeooo:rsid="00165ad1" style:font-size-asian="12pt" style:font-style-asian="normal" style:font-weight-asian="normal"/>
    </style:style>
    <style:style style:name="P40" style:family="paragraph" style:parent-style-name="Standard">
      <style:paragraph-properties fo:line-height="115%"/>
      <style:text-properties style:font-name="Ubuntu" fo:font-size="12pt" fo:font-style="italic" fo:font-weight="normal" officeooo:paragraph-rsid="0007db89" style:font-size-asian="12pt" style:font-style-asian="italic" style:font-weight-asian="normal"/>
    </style:style>
    <style:style style:name="P41" style:family="paragraph" style:parent-style-name="Standard">
      <style:paragraph-properties fo:line-height="115%"/>
      <style:text-properties style:font-name="Ubuntu" fo:language="en" fo:country="ZA"/>
    </style:style>
    <style:style style:name="P42" style:family="paragraph" style:parent-style-name="Standard">
      <style:text-properties fo:language="en" fo:country="ZA"/>
    </style:style>
    <style:style style:name="P43" style:family="paragraph" style:parent-style-name="Standard">
      <style:text-properties fo:language="en" fo:country="ZA" fo:font-weight="normal" style:font-weight-asian="normal" style:font-weight-complex="normal"/>
    </style:style>
    <style:style style:name="P44" style:family="paragraph" style:parent-style-name="Standard">
      <style:text-properties fo:language="en" fo:country="ZA" fo:font-weight="normal" officeooo:rsid="000e4402" style:font-weight-asian="normal" style:font-weight-complex="normal"/>
    </style:style>
    <style:style style:name="P45" style:family="paragraph" style:parent-style-name="Standard">
      <style:text-properties fo:language="en" fo:country="ZA" fo:font-weight="normal" officeooo:rsid="000b086f" style:font-weight-asian="normal" style:font-weight-complex="normal"/>
    </style:style>
    <style:style style:name="P46" style:family="paragraph" style:parent-style-name="Standard">
      <style:text-properties fo:language="en" fo:country="ZA" officeooo:rsid="000b086f"/>
    </style:style>
    <style:style style:name="P47" style:family="paragraph" style:parent-style-name="Standard">
      <style:paragraph-properties fo:line-height="115%"/>
      <style:text-properties fo:language="en" fo:country="ZA"/>
    </style:style>
    <style:style style:name="P48" style:family="paragraph" style:parent-style-name="Standard">
      <style:text-properties fo:font-weight="normal" style:font-weight-asian="normal" style:font-weight-complex="normal"/>
    </style:style>
    <style:style style:name="P49" style:family="paragraph" style:parent-style-name="Standard">
      <style:text-properties officeooo:paragraph-rsid="0019d706"/>
    </style:style>
    <style:style style:name="P50" style:family="paragraph" style:parent-style-name="Table_20_Contents">
      <style:text-properties fo:font-weight="bold" officeooo:rsid="000cd3f0" officeooo:paragraph-rsid="0007db89" style:font-weight-asian="bold" style:font-weight-complex="bold"/>
    </style:style>
    <style:style style:name="P51" style:family="paragraph" style:parent-style-name="Table_20_Contents">
      <style:text-properties fo:font-weight="bold" officeooo:paragraph-rsid="0007db89" style:font-weight-asian="bold" style:font-weight-complex="bold"/>
    </style:style>
    <style:style style:name="P52" style:family="paragraph" style:parent-style-name="Table_20_Contents">
      <style:text-properties style:font-name="Ubuntu" fo:font-size="10pt" fo:language="en" fo:country="ZA" officeooo:rsid="000e4402" officeooo:paragraph-rsid="0007db89" style:font-size-asian="10pt" style:font-size-complex="10pt"/>
    </style:style>
    <style:style style:name="P53" style:family="paragraph" style:parent-style-name="Table_20_Contents">
      <style:text-properties style:font-name="Ubuntu" fo:font-size="10pt" fo:language="en" fo:country="ZA" officeooo:paragraph-rsid="0007db89" style:font-size-asian="10pt" style:font-size-complex="10pt"/>
    </style:style>
    <style:style style:name="P54" style:family="paragraph" style:parent-style-name="Table_20_Contents">
      <style:paragraph-properties fo:text-align="start" style:justify-single-word="false"/>
      <style:text-properties fo:font-size="10pt" fo:language="en" fo:country="ZA" officeooo:rsid="000e4402" officeooo:paragraph-rsid="0007db89" style:font-size-asian="10pt" style:font-size-complex="10pt"/>
    </style:style>
    <style:style style:name="P55" style:family="paragraph" style:parent-style-name="Table_20_Contents">
      <style:paragraph-properties fo:text-align="start" style:justify-single-word="false"/>
      <style:text-properties fo:font-size="10pt" fo:language="en" fo:country="ZA" officeooo:paragraph-rsid="0007db89" style:font-size-asian="10pt" style:font-size-complex="10pt"/>
    </style:style>
    <style:style style:name="P56" style:family="paragraph" style:parent-style-name="Table_20_Contents">
      <style:text-properties fo:font-size="10pt" fo:language="en" fo:country="ZA" officeooo:paragraph-rsid="0007db89" style:font-size-asian="10pt" style:font-size-complex="10pt"/>
    </style:style>
    <style:style style:name="P57" style:family="paragraph" style:parent-style-name="Table_20_Contents">
      <style:text-properties fo:font-size="10pt" fo:language="en" fo:country="ZA" fo:font-weight="bold" officeooo:paragraph-rsid="0007db89" style:font-size-asian="10pt" style:font-weight-asian="bold" style:font-size-complex="10pt" style:font-weight-complex="bold"/>
    </style:style>
    <style:style style:name="P58" style:family="paragraph" style:parent-style-name="Heading_20_2">
      <style:text-properties officeooo:rsid="000b086f" officeooo:paragraph-rsid="0007db89"/>
    </style:style>
    <style:style style:name="P59" style:family="paragraph" style:parent-style-name="Standard" style:master-page-name="Training">
      <style:paragraph-properties style:page-number="auto"/>
      <style:text-properties fo:language="en" fo:country="ZA"/>
    </style:style>
    <style:style style:name="P60" style:family="paragraph" style:parent-style-name="Standard" style:list-style-name="L1">
      <style:paragraph-properties fo:line-height="115%"/>
      <style:text-properties style:font-name="Ubuntu" fo:font-size="12pt" fo:font-style="normal" fo:font-weight="normal" officeooo:paragraph-rsid="0007db89" style:font-size-asian="12pt" style:font-style-asian="normal" style:font-weight-asian="normal"/>
    </style:style>
    <style:style style:name="P61" style:family="paragraph" style:parent-style-name="Standard" style:list-style-name="L2">
      <style:paragraph-properties fo:line-height="115%"/>
      <style:text-properties style:font-name="Ubuntu" fo:font-size="12pt" fo:language="en" fo:country="ZA" fo:font-style="normal" fo:font-weight="normal" style:font-size-asian="12pt" style:font-style-asian="normal" style:font-weight-asian="normal"/>
    </style:style>
    <style:style style:name="P62" style:family="paragraph" style:parent-style-name="Standard" style:list-style-name="L2">
      <style:paragraph-properties fo:line-height="115%"/>
      <style:text-properties style:font-name="Ubuntu" fo:font-size="12pt" fo:language="en" fo:country="ZA" fo:font-style="normal" fo:font-weight="normal" officeooo:rsid="00165ad1" style:font-size-asian="12pt" style:font-style-asian="normal" style:font-weight-asian="normal"/>
    </style:style>
    <style:style style:name="P63" style:family="paragraph" style:parent-style-name="Standard" style:list-style-name="L1">
      <style:paragraph-properties fo:line-height="115%"/>
      <style:text-properties officeooo:paragraph-rsid="0007db89"/>
    </style:style>
    <style:style style:name="P64" style:family="paragraph" style:parent-style-name="Standard">
      <style:text-properties fo:language="en" fo:country="ZA" fo:font-weight="normal" officeooo:rsid="000b086f" officeooo:paragraph-rsid="0019d706" style:font-weight-asian="normal" style:font-weight-complex="normal"/>
    </style:style>
    <style:style style:name="P65" style:family="paragraph" style:parent-style-name="Standard" style:list-style-name="L2">
      <style:text-properties fo:font-weight="normal" style:font-weight-asian="normal" style:font-weight-complex="normal"/>
    </style:style>
    <style:style style:name="P66" style:family="paragraph" style:parent-style-name="Standard" style:list-style-name="L1">
      <style:paragraph-properties fo:margin-top="0in" fo:margin-bottom="0.0783in" loext:contextual-spacing="false" fo:line-height="115%"/>
      <style:text-properties style:font-name="Ubuntu" fo:font-size="12pt" fo:language="en" fo:country="ZA" fo:font-style="normal" fo:font-weight="normal" officeooo:paragraph-rsid="0007db89" style:font-size-asian="12pt" style:font-style-asian="normal" style:font-weight-asian="normal"/>
    </style:style>
    <style:style style:name="P67" style:family="paragraph">
      <style:paragraph-properties fo:text-align="end"/>
    </style:style>
    <style:style style:name="P6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style:font-name="Ubuntu" fo:font-size="12pt" fo:font-style="italic" fo:font-weight="bold" officeooo:rsid="000cd3f0" style:font-size-asian="12pt" style:font-style-asian="italic" style:font-weight-asian="bold"/>
    </style:style>
    <style:style style:name="T2" style:family="text">
      <style:text-properties style:font-name="Ubuntu" fo:font-size="12pt" fo:font-style="italic" fo:font-weight="normal" officeooo:rsid="000cd3f0" style:font-size-asian="12pt" style:font-style-asian="italic" style:font-weight-asian="normal"/>
    </style:style>
    <style:style style:name="T3" style:family="text">
      <style:text-properties style:font-name="Ubuntu" fo:language="en" fo:country="ZA" officeooo:rsid="0012c89a"/>
    </style:style>
    <style:style style:name="T4" style:family="text">
      <style:text-properties style:font-name="Ubuntu" fo:language="en" fo:country="ZA" fo:font-style="italic" officeooo:rsid="0012c89a" style:font-style-asian="italic" style:font-style-complex="italic"/>
    </style:style>
    <style:style style:name="T5" style:family="text">
      <style:text-properties style:font-name="Ubuntu"/>
    </style:style>
    <style:style style:name="T6" style:family="text">
      <style:text-properties style:font-name="Ubuntu" fo:font-size="12pt" fo:font-style="italic" fo:font-weight="bold" officeooo:rsid="000cd3f0" style:font-size-asian="12pt" style:font-style-asian="italic" style:font-weight-asian="bold"/>
    </style:style>
    <style:style style:name="T7" style:family="text">
      <style:text-properties style:font-name="Ubuntu" fo:font-size="12pt" fo:font-style="italic" fo:font-weight="normal" officeooo:rsid="000cd3f0" style:font-size-asian="12pt" style:font-style-asian="italic" style:font-weight-asian="normal"/>
    </style:style>
    <style:style style:name="T8" style:family="text">
      <style:text-properties style:font-name="Ubuntu" fo:font-size="12pt" fo:font-style="italic" fo:font-weight="normal" officeooo:rsid="000b086f" style:font-size-asian="12pt" style:font-style-asian="italic" style:font-weight-asian="normal" style:font-style-complex="italic"/>
    </style:style>
    <style:style style:name="T9" style:family="text">
      <style:text-properties style:font-name="Ubuntu" fo:font-size="12pt" fo:font-style="italic" fo:font-weight="normal" officeooo:rsid="000e4402" style:font-size-asian="12pt" style:font-style-asian="italic" style:font-weight-asian="normal" style:font-style-complex="italic"/>
    </style:style>
    <style:style style:name="T10" style:family="text">
      <style:text-properties style:font-name="Ubuntu" fo:font-size="12pt" fo:font-style="italic" fo:font-weight="normal" officeooo:rsid="000cd3f0" style:font-size-asian="12pt" style:font-style-asian="italic" style:font-weight-asian="normal" style:font-weight-complex="normal"/>
    </style:style>
    <style:style style:name="T11" style:family="text">
      <style:text-properties style:font-name="Ubuntu" fo:font-size="12pt" fo:font-style="normal" fo:font-weight="normal" style:font-size-asian="12pt" style:font-style-asian="normal" style:font-weight-asian="normal"/>
    </style:style>
    <style:style style:name="T12" style:family="text">
      <style:text-properties style:font-name="Ubuntu" fo:font-size="12pt" fo:font-style="normal" fo:font-weight="normal" officeooo:rsid="000b086f" style:font-size-asian="12pt" style:font-style-asian="normal" style:font-weight-asian="normal"/>
    </style:style>
    <style:style style:name="T13" style:family="text">
      <style:text-properties style:font-name="Ubuntu" fo:font-size="12pt" fo:font-style="normal" fo:font-weight="normal" officeooo:rsid="000e4402" style:font-size-asian="12pt" style:font-style-asian="normal" style:font-weight-asian="normal"/>
    </style:style>
    <style:style style:name="T14" style:family="text">
      <style:text-properties style:font-name="Ubuntu" fo:font-size="12pt" fo:font-style="normal" fo:font-weight="normal" officeooo:rsid="000a3daf" style:font-size-asian="12pt" style:font-style-asian="normal" style:font-weight-asian="normal"/>
    </style:style>
    <style:style style:name="T15" style:family="text">
      <style:text-properties style:font-name="Ubuntu" fo:font-size="12pt" fo:font-style="normal" fo:font-weight="normal" officeooo:rsid="0019d706" style:font-size-asian="12pt" style:font-style-asian="normal" style:font-weight-asian="normal"/>
    </style:style>
    <style:style style:name="T16" style:family="text">
      <style:text-properties style:font-name="Ubuntu" fo:language="en" fo:country="ZA" officeooo:rsid="0012c89a"/>
    </style:style>
    <style:style style:name="T17" style:family="text">
      <style:text-properties style:font-name="Ubuntu" fo:language="en" fo:country="ZA" fo:font-style="italic" officeooo:rsid="0012c89a" style:font-style-asian="italic" style:font-style-complex="italic"/>
    </style:style>
    <style:style style:name="T18" style:family="text">
      <style:text-properties style:font-name="Ubuntu" fo:language="en" fo:country="ZA" officeooo:rsid="00152ad8"/>
    </style:style>
    <style:style style:name="T19" style:family="text">
      <style:text-properties style:font-name="Ubuntu" fo:language="en" fo:country="ZA" officeooo:rsid="001ad4ec"/>
    </style:style>
    <style:style style:name="T20" style:family="text">
      <style:text-properties officeooo:rsid="000a3daf"/>
    </style:style>
    <style:style style:name="T21" style:family="text">
      <style:text-properties officeooo:rsid="000b086f"/>
    </style:style>
    <style:style style:name="T22" style:family="text">
      <style:text-properties officeooo:rsid="000cd3f0"/>
    </style:style>
    <style:style style:name="T23" style:family="text">
      <style:text-properties officeooo:rsid="000e4402"/>
    </style:style>
    <style:style style:name="T24" style:family="text">
      <style:text-properties fo:font-weight="normal" style:font-weight-asian="normal" style:font-weight-complex="normal"/>
    </style:style>
    <style:style style:name="T25" style:family="text">
      <style:text-properties fo:font-weight="normal" officeooo:rsid="0019d706" style:font-weight-asian="normal" style:font-weight-complex="normal"/>
    </style:style>
    <style:style style:name="T26" style:family="text">
      <style:text-properties fo:language="en" fo:country="ZA" fo:font-style="italic" fo:font-weight="bold" officeooo:rsid="000b086f" style:font-style-asian="italic" style:font-weight-asian="bold" style:font-style-complex="italic" style:font-weight-complex="bold"/>
    </style:style>
    <style:style style:name="T27" style:family="text">
      <style:text-properties fo:language="en" fo:country="ZA" fo:font-weight="bold" officeooo:rsid="000b086f" style:font-weight-asian="bold" style:font-weight-complex="bold"/>
    </style:style>
    <style:style style:name="T28" style:family="text">
      <style:text-properties officeooo:rsid="00165ad1"/>
    </style:style>
    <style:style style:name="T29" style:family="text">
      <style:text-properties fo:font-style="italic" style:font-style-asian="italic" style:font-style-complex="italic"/>
    </style:style>
    <style:style style:name="T30" style:family="text">
      <style:text-properties fo:font-style="italic" officeooo:rsid="000a3daf" style:font-style-asian="italic" style:font-style-complex="italic"/>
    </style:style>
    <style:style style:name="T31" style:family="text">
      <style:text-properties fo:font-style="italic" officeooo:rsid="000cd3f0" style:font-style-asian="italic" style:font-style-complex="italic"/>
    </style:style>
    <style:style style:name="T32" style:family="text">
      <style:text-properties fo:font-style="italic" officeooo:rsid="000e4402" style:font-style-asian="italic" style:font-style-complex="italic"/>
    </style:style>
    <style:style style:name="T33" style:family="text">
      <style:text-properties fo:font-style="italic" officeooo:rsid="0012c89a" style:font-style-asian="italic" style:font-style-complex="italic"/>
    </style:style>
    <style:style style:name="T34" style:family="text">
      <style:text-properties fo:font-style="italic" officeooo:rsid="00152ad8" style:font-style-asian="italic" style:font-style-complex="italic"/>
    </style:style>
    <style:style style:name="T35" style:family="text">
      <style:text-properties fo:font-style="italic" officeooo:rsid="00165ad1" style:font-style-asian="italic" style:font-style-complex="italic"/>
    </style:style>
    <style:style style:name="T36" style:family="text">
      <style:text-properties fo:font-style="italic" officeooo:rsid="001bda94" style:font-style-asian="italic" style:font-style-complex="italic"/>
    </style:style>
    <style:style style:name="T37" style:family="text">
      <style:text-properties officeooo:rsid="000f67dc"/>
    </style:style>
    <style:style style:name="T38" style:family="text">
      <style:text-properties officeooo:rsid="00123ec4"/>
    </style:style>
    <style:style style:name="T39" style:family="text">
      <style:text-properties officeooo:rsid="00152ad8"/>
    </style:style>
    <style:style style:name="T40" style:family="text">
      <style:text-properties officeooo:rsid="0016c1f9"/>
    </style:style>
    <style:style style:name="T41" style:family="text">
      <style:text-properties officeooo:rsid="0019d706"/>
    </style:style>
    <style:style style:name="T42" style:family="text">
      <style:text-properties officeooo:rsid="001ad4ec"/>
    </style:style>
    <style:style style:name="T43" style:family="text">
      <style:text-properties officeooo:rsid="001bda94"/>
    </style:style>
    <style:style style:name="T44" style:family="text">
      <style:text-properties fo:color="#333333" style:font-name="Ubuntu" fo:font-size="22pt" fo:font-weight="bold" style:font-size-asian="22pt" style:font-weight-asian="bold" style:font-size-complex="22pt" style:font-weight-complex="bold"/>
    </style:style>
    <style:style style:name="T45" style:family="text">
      <style:text-properties fo:color="#333333" style:font-name="Ubuntu" fo:font-size="14pt" fo:font-weight="normal" style:font-size-asian="14pt" style:font-weight-asian="normal" style:font-size-complex="14pt" style:font-weight-complex="normal"/>
    </style:style>
    <style:style style:name="T46" style:family="text">
      <style:text-properties fo:color="#333333" style:font-name="Ubuntu" fo:font-size="14pt" fo:font-style="italic" fo:font-weight="normal" style:font-size-asian="14pt" style:font-style-asian="italic" style:font-weight-asian="normal" style:font-size-complex="14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0.65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362761768" text:id="ct362761768">
          <text:insertion>
            <office:change-info>
              <dc:creator>Unknown Author</dc:creator>
              <dc:date>2017-09-05T15:08:22</dc:date>
            </office:change-info>
          </text:insertion>
        </text:changed-region>
        <text:changed-region xml:id="ct362761288" text:id="ct362761288">
          <text:deletion>
            <office:change-info>
              <dc:creator>Unknown Author</dc:creator>
              <dc:date>2017-09-05T15:08:34</dc:date>
            </office:change-info>
            <text:p text:style-name="P1">Styling in Context</text:p>
          </text:deletion>
        </text:changed-region>
        <text:changed-region xml:id="ct362760688" text:id="ct362760688">
          <text:insertion>
            <office:change-info>
              <dc:creator>Unknown Author</dc:creator>
              <dc:date>2017-09-05T15:16:23</dc:date>
            </office:change-info>
          </text:insertion>
        </text:changed-region>
        <text:changed-region xml:id="ct362762008" text:id="ct362762008">
          <text:insertion>
            <office:change-info>
              <dc:creator>Unknown Author</dc:creator>
              <dc:date>2017-09-05T15:17:01</dc:date>
            </office:change-info>
          </text:insertion>
        </text:changed-region>
        <text:changed-region xml:id="ct362761648" text:id="ct362761648">
          <text:insertion>
            <office:change-info>
              <dc:creator>Unknown Author</dc:creator>
              <dc:date>2017-09-05T15:17:01</dc:date>
            </office:change-info>
          </text:insertion>
        </text:changed-region>
        <text:changed-region xml:id="ct362766448" text:id="ct362766448">
          <text:insertion>
            <office:change-info>
              <dc:creator>Unknown Author</dc:creator>
              <dc:date>2017-09-05T15:17:01</dc:date>
            </office:change-info>
          </text:insertion>
        </text:changed-region>
        <text:changed-region xml:id="ct362769088" text:id="ct362769088">
          <text:insertion>
            <office:change-info>
              <dc:creator>Unknown Author</dc:creator>
              <dc:date>2017-09-05T15:26:39</dc:date>
            </office:change-info>
          </text:insertion>
        </text:changed-region>
        <text:changed-region xml:id="ct362758168" text:id="ct362758168">
          <text:insertion>
            <office:change-info>
              <dc:creator>Unknown Author</dc:creator>
              <dc:date>2017-09-05T15:27:04</dc:date>
            </office:change-info>
          </text:insertion>
        </text:changed-region>
        <text:changed-region xml:id="ct362758408" text:id="ct362758408">
          <text:deletion>
            <office:change-info>
              <dc:creator>Unknown Author</dc:creator>
              <dc:date>2017-09-05T15:27:22</dc:date>
            </office:change-info>
            <text:p text:style-name="P2">If you think of GIS as having two major aspects, data and visualisation, then the visualisation is all about styling or symbology. Data does not look ‘pretty’ without a style. Geometry data has to be styled to be visualised</text:p>
          </text:deletion>
        </text:changed-region>
        <text:changed-region xml:id="ct362765248" text:id="ct362765248">
          <text:insertion>
            <office:change-info>
              <dc:creator>Unknown Author</dc:creator>
              <dc:date>2017-09-05T15:27:44</dc:date>
            </office:change-info>
          </text:insertion>
        </text:changed-region>
        <text:changed-region xml:id="ct359731528" text:id="ct359731528">
          <text:insertion>
            <office:change-info>
              <dc:creator>Unknown Author</dc:creator>
              <dc:date>2017-09-05T15:27:44</dc:date>
            </office:change-info>
          </text:insertion>
        </text:changed-region>
        <text:changed-region xml:id="ct359732008" text:id="ct359732008">
          <text:insertion>
            <office:change-info>
              <dc:creator>Unknown Author</dc:creator>
              <dc:date>2017-09-05T15:27:44</dc:date>
            </office:change-info>
          </text:insertion>
        </text:changed-region>
        <text:changed-region xml:id="ct359731888" text:id="ct359731888">
          <text:insertion>
            <office:change-info>
              <dc:creator>Unknown Author</dc:creator>
              <dc:date>2017-09-05T15:27:44</dc:date>
            </office:change-info>
          </text:insertion>
        </text:changed-region>
        <text:changed-region xml:id="ct359732128" text:id="ct359732128">
          <text:insertion>
            <office:change-info>
              <dc:creator>Unknown Author</dc:creator>
              <dc:date>2017-09-05T15:27:44</dc:date>
            </office:change-info>
          </text:insertion>
        </text:changed-region>
        <text:changed-region xml:id="ct359732368" text:id="ct359732368">
          <text:insertion>
            <office:change-info>
              <dc:creator>Unknown Author</dc:creator>
              <dc:date>2017-09-05T15:27:44</dc:date>
            </office:change-info>
          </text:insertion>
        </text:changed-region>
        <text:changed-region xml:id="ct362765368" text:id="ct362765368">
          <text:deletion>
            <office:change-info>
              <dc:creator>Unknown Author</dc:creator>
              <dc:date>2017-09-05T15:30:23</dc:date>
            </office:change-info>
            <text:p text:style-name="P3">In this module we will find some entry points to styling spatial data in QGIS. Styling is a very broad and deep field, part art, part science. So most of this module is about exploring styles, freestyle. </text:p>
          </text:deletion>
        </text:changed-region>
        <text:changed-region xml:id="ct362766088" text:id="ct362766088">
          <text:insertion>
            <office:change-info>
              <dc:creator>Unknown Author</dc:creator>
              <dc:date>2017-09-05T15:27:48</dc:date>
            </office:change-info>
          </text:insertion>
        </text:changed-region>
        <text:changed-region xml:id="ct362765968" text:id="ct362765968">
          <text:deletion>
            <office:change-info>
              <dc:creator>Unknown Author</dc:creator>
              <dc:date>2017-09-05T15:27:53</dc:date>
            </office:change-info>
            <text:p text:style-name="P4">You try</text:p>
          </text:deletion>
        </text:changed-region>
        <text:changed-region xml:id="ct362764768" text:id="ct362764768">
          <text:insertion>
            <office:change-info>
              <dc:creator>Unknown Author</dc:creator>
              <dc:date>2017-09-05T15:32:43</dc:date>
            </office:change-info>
          </text:insertion>
        </text:changed-region>
        <text:changed-region xml:id="ct362765128" text:id="ct362765128">
          <text:insertion>
            <office:change-info>
              <dc:creator>Unknown Author</dc:creator>
              <dc:date>2017-09-05T15:33:00</dc:date>
            </office:change-info>
          </text:insertion>
        </text:changed-region>
        <text:changed-region xml:id="ct362765488" text:id="ct362765488">
          <text:deletion>
            <office:change-info>
              <dc:creator>Unknown Author</dc:creator>
              <dc:date>2017-09-05T15:33:14</dc:date>
            </office:change-info>
            <text:p text:style-name="P5"><text:span text:style-name="T1">Goal: </text:span><text:span text:style-name="T2">Explore vector layer styles and make a pretty map. </text:span></text:p>
          </text:deletion>
        </text:changed-region>
        <text:changed-region xml:id="ct362759008" text:id="ct362759008">
          <text:insertion>
            <office:change-info>
              <dc:creator>Unknown Author</dc:creator>
              <dc:date>2017-09-05T15:33:50</dc:date>
            </office:change-info>
          </text:insertion>
        </text:changed-region>
        <text:changed-region xml:id="ct362758768" text:id="ct362758768">
          <text:insertion>
            <office:change-info>
              <dc:creator>Unknown Author</dc:creator>
              <dc:date>2017-09-05T15:34:02</dc:date>
            </office:change-info>
          </text:insertion>
        </text:changed-region>
        <text:changed-region xml:id="ct362758528" text:id="ct362758528">
          <text:deletion>
            <office:change-info>
              <dc:creator>Unknown Author</dc:creator>
              <dc:date>2017-09-05T15:34:39</dc:date>
            </office:change-info>
            <text:p text:style-name="P6">Load the Countries and Roads layers from Natural Earth</text:p>
          </text:deletion>
        </text:changed-region>
        <text:changed-region xml:id="ct362758648" text:id="ct362758648">
          <text:insertion>
            <office:change-info>
              <dc:creator>Unknown Author</dc:creator>
              <dc:date>2017-09-05T15:34:41</dc:date>
            </office:change-info>
          </text:insertion>
        </text:changed-region>
        <text:changed-region xml:id="ct362775088" text:id="ct362775088">
          <text:insertion>
            <office:change-info>
              <dc:creator>Unknown Author</dc:creator>
              <dc:date>2017-09-05T15:35:00</dc:date>
            </office:change-info>
          </text:insertion>
        </text:changed-region>
        <text:changed-region xml:id="ct362775448" text:id="ct362775448">
          <text:deletion>
            <office:change-info>
              <dc:creator>Unknown Author</dc:creator>
              <dc:date>2017-09-05T15:35:13</dc:date>
            </office:change-info>
            <text:p text:style-name="P6">Load the District and Police station shapefiles and zoom to the District layer. </text:p>
          </text:deletion>
        </text:changed-region>
        <text:changed-region xml:id="ct362759728" text:id="ct362759728">
          <text:insertion>
            <office:change-info>
              <dc:creator>Unknown Author</dc:creator>
              <dc:date>2017-09-05T15:35:35</dc:date>
            </office:change-info>
          </text:insertion>
        </text:changed-region>
        <text:changed-region xml:id="ct362771608" text:id="ct362771608">
          <text:deletion>
            <office:change-info>
              <dc:creator>Unknown Author</dc:creator>
              <dc:date>2017-09-05T15:38:02</dc:date>
            </office:change-info>
            <text:p text:style-name="P6">Open Countries’ Layer Properties and go to the Style tab. Choose options as per the table below. </text:p>
          </text:deletion>
        </text:changed-region>
        <text:changed-region xml:id="ct362759248" text:id="ct362759248">
          <text:insertion>
            <office:change-info>
              <dc:creator>Unknown Author</dc:creator>
              <dc:date>2017-09-05T15:38:08</dc:date>
            </office:change-info>
          </text:insertion>
        </text:changed-region>
        <text:changed-region xml:id="ct362767768" text:id="ct362767768">
          <text:deletion>
            <office:change-info>
              <dc:creator>Unknown Author</dc:creator>
              <dc:date>2017-09-05T15:40:52</dc:date>
            </office:change-info>
            <text:p text:style-name="P6">Look at Districts’ attributes and style it in a way you think is meaningful. Note the styling options available for polygons. </text:p>
          </text:deletion>
        </text:changed-region>
        <text:changed-region xml:id="ct362769928" text:id="ct362769928">
          <text:insertion>
            <office:change-info>
              <dc:creator>Unknown Author</dc:creator>
              <dc:date>2017-09-05T15:42:41</dc:date>
            </office:change-info>
          </text:insertion>
        </text:changed-region>
        <text:changed-region xml:id="ct362240888" text:id="ct362240888">
          <text:deletion>
            <office:change-info>
              <dc:creator>Unknown Author</dc:creator>
              <dc:date>2017-09-05T15:43:12</dc:date>
            </office:change-info>
            <text:p text:style-name="P7">Style Roads. Note the differences in Line styles. <text:s/></text:p>
          </text:deletion>
        </text:changed-region>
        <text:changed-region xml:id="ct362240768" text:id="ct362240768">
          <text:insertion>
            <office:change-info>
              <dc:creator>Unknown Author</dc:creator>
              <dc:date>2017-09-05T15:43:15</dc:date>
            </office:change-info>
          </text:insertion>
        </text:changed-region>
        <text:changed-region xml:id="ct362760208" text:id="ct362760208">
          <text:deletion>
            <office:change-info>
              <dc:creator>Unknown Author</dc:creator>
              <dc:date>2017-09-05T15:43:46</dc:date>
            </office:change-info>
            <text:p text:style-name="P7">Style Police stations. Note the differences in Point styles.</text:p>
          </text:deletion>
        </text:changed-region>
        <text:changed-region xml:id="ct362240528" text:id="ct362240528">
          <text:insertion>
            <office:change-info>
              <dc:creator>Unknown Author</dc:creator>
              <dc:date>2017-09-05T15:43:54</dc:date>
            </office:change-info>
          </text:insertion>
        </text:changed-region>
        <text:changed-region xml:id="ct362240408" text:id="ct362240408">
          <text:insertion>
            <office:change-info>
              <dc:creator>Unknown Author</dc:creator>
              <dc:date>2017-09-05T15:44:00</dc:date>
            </office:change-info>
          </text:insertion>
        </text:changed-region>
        <text:changed-region xml:id="ct362240168" text:id="ct362240168">
          <text:insertion>
            <office:change-info>
              <dc:creator>Unknown Author</dc:creator>
              <dc:date>2017-09-05T15:44:00</dc:date>
            </office:change-info>
          </text:insertion>
        </text:changed-region>
        <text:changed-region xml:id="ct362240048" text:id="ct362240048">
          <text:deletion>
            <office:change-info>
              <dc:creator>Unknown Author</dc:creator>
              <dc:date>2017-09-05T15:44:15</dc:date>
            </office:change-info>
            <text:p text:style-name="P8">Compare your map with your neighbour’s</text:p>
          </text:deletion>
        </text:changed-region>
        <text:changed-region xml:id="ct362239928" text:id="ct362239928">
          <text:insertion>
            <office:change-info>
              <dc:creator>Unknown Author</dc:creator>
              <dc:date>2017-09-05T15:33:28</dc:date>
            </office:change-info>
          </text:insertion>
        </text:changed-region>
        <text:changed-region xml:id="ct362239808" text:id="ct362239808">
          <text:deletion>
            <office:change-info>
              <dc:creator>Unknown Author</dc:creator>
              <dc:date>2017-09-05T15:33:30</dc:date>
            </office:change-info>
            <text:p text:style-name="P9">Name</text:p>
          </text:deletion>
        </text:changed-region>
        <text:changed-region xml:id="ct362239688" text:id="ct362239688">
          <text:insertion>
            <office:change-info>
              <dc:creator>Unknown Author</dc:creator>
              <dc:date>2017-09-05T15:44:23</dc:date>
            </office:change-info>
          </text:insertion>
        </text:changed-region>
        <text:changed-region xml:id="ct362239568" text:id="ct362239568">
          <text:deletion>
            <office:change-info>
              <dc:creator>Unknown Author</dc:creator>
              <dc:date>2017-09-05T15:44:26</dc:date>
            </office:change-info>
            <text:p text:style-name="P10">Countries layer</text:p>
          </text:deletion>
        </text:changed-region>
        <text:changed-region xml:id="ct362239448" text:id="ct362239448">
          <text:insertion>
            <office:change-info>
              <dc:creator>Unknown Author</dc:creator>
              <dc:date>2017-09-05T15:44:30</dc:date>
            </office:change-info>
          </text:insertion>
        </text:changed-region>
        <text:changed-region xml:id="ct362239328" text:id="ct362239328">
          <text:deletion>
            <office:change-info>
              <dc:creator>Unknown Author</dc:creator>
              <dc:date>2017-09-05T15:44:35</dc:date>
            </office:change-info>
            <text:p text:style-name="P10">Roads layer</text:p>
          </text:deletion>
        </text:changed-region>
        <text:changed-region xml:id="ct362239208" text:id="ct362239208">
          <text:insertion>
            <office:change-info>
              <dc:creator>Unknown Author</dc:creator>
              <dc:date>2017-09-05T15:44:39</dc:date>
            </office:change-info>
          </text:insertion>
        </text:changed-region>
        <text:changed-region xml:id="ct362239088" text:id="ct362239088">
          <text:deletion>
            <office:change-info>
              <dc:creator>Unknown Author</dc:creator>
              <dc:date>2017-09-05T15:44:46</dc:date>
            </office:change-info>
            <text:p text:style-name="P11">Districts and police stations</text:p>
          </text:deletion>
        </text:changed-region>
        <text:changed-region xml:id="ct362238968" text:id="ct362238968">
          <text:insertion>
            <office:change-info>
              <dc:creator>Unknown Author</dc:creator>
              <dc:date>2017-09-05T15:44:54</dc:date>
            </office:change-info>
          </text:insertion>
        </text:changed-region>
        <text:changed-region xml:id="ct362238848" text:id="ct362238848">
          <text:deletion>
            <office:change-info>
              <dc:creator>Unknown Author</dc:creator>
              <dc:date>2017-09-05T15:45:03</dc:date>
            </office:change-info>
            <text:p text:style-name="P11">Layer type</text:p>
          </text:deletion>
        </text:changed-region>
        <text:changed-region xml:id="ct362238728" text:id="ct362238728">
          <text:insertion>
            <office:change-info>
              <dc:creator>Unknown Author</dc:creator>
              <dc:date>2017-09-05T15:28:33</dc:date>
            </office:change-info>
          </text:insertion>
        </text:changed-region>
        <text:changed-region xml:id="ct362238608" text:id="ct362238608">
          <text:deletion>
            <office:change-info>
              <dc:creator>Unknown Author</dc:creator>
              <dc:date>2017-09-05T15:45:09</dc:date>
            </office:change-info>
            <text:p text:style-name="P12">Check your results</text:p>
          </text:deletion>
        </text:changed-region>
        <text:changed-region xml:id="ct362238368" text:id="ct362238368">
          <text:insertion>
            <office:change-info>
              <dc:creator>Unknown Author</dc:creator>
              <dc:date>2017-09-05T15:45:19</dc:date>
            </office:change-info>
          </text:insertion>
        </text:changed-region>
        <text:changed-region xml:id="ct362238248" text:id="ct362238248">
          <text:insertion>
            <office:change-info>
              <dc:creator>Unknown Author</dc:creator>
              <dc:date>2017-09-05T15:45:19</dc:date>
            </office:change-info>
          </text:insertion>
        </text:changed-region>
        <text:changed-region xml:id="ct362238128" text:id="ct362238128">
          <text:insertion>
            <office:change-info>
              <dc:creator>Unknown Author</dc:creator>
              <dc:date>2017-09-05T15:46:00</dc:date>
            </office:change-info>
          </text:insertion>
        </text:changed-region>
        <text:changed-region xml:id="ct362238008" text:id="ct362238008">
          <text:deletion>
            <office:change-info>
              <dc:creator>Unknown Author</dc:creator>
              <dc:date>2017-09-05T15:46:02</dc:date>
            </office:change-info>
            <text:p text:style-name="P13">Can you clearly see all four layers in your map?</text:p>
          </text:deletion>
        </text:changed-region>
        <text:changed-region xml:id="ct362237888" text:id="ct362237888">
          <text:insertion>
            <office:change-info>
              <dc:creator>Unknown Author</dc:creator>
              <dc:date>2017-09-05T15:46:32</dc:date>
            </office:change-info>
          </text:insertion>
        </text:changed-region>
        <text:changed-region xml:id="ct362237768" text:id="ct362237768">
          <text:insertion>
            <office:change-info>
              <dc:creator>Unknown Author</dc:creator>
              <dc:date>2017-09-05T15:46:32</dc:date>
            </office:change-info>
          </text:insertion>
        </text:changed-region>
        <text:changed-region xml:id="ct362234168" text:id="ct362234168">
          <text:deletion>
            <office:change-info>
              <dc:creator>Unknown Author</dc:creator>
              <dc:date>2017-09-05T15:46:49</dc:date>
            </office:change-info>
            <text:p text:style-name="P14">Why is there a gap between the district and country boundaries? What could you do about it?</text:p>
          </text:deletion>
        </text:changed-region>
        <text:changed-region xml:id="ct362237648" text:id="ct362237648">
          <text:insertion>
            <office:change-info>
              <dc:creator>Unknown Author</dc:creator>
              <dc:date>2017-09-05T15:47:09</dc:date>
            </office:change-info>
          </text:insertion>
        </text:changed-region>
        <text:changed-region xml:id="ct362237408" text:id="ct362237408">
          <text:insertion>
            <office:change-info>
              <dc:creator>Unknown Author</dc:creator>
              <dc:date>2017-09-05T15:47:09</dc:date>
            </office:change-info>
          </text:insertion>
        </text:changed-region>
        <text:changed-region xml:id="ct362235848" text:id="ct362235848">
          <text:deletion>
            <office:change-info>
              <dc:creator>Unknown Author</dc:creator>
              <dc:date>2017-09-05T15:47:15</dc:date>
            </office:change-info>
            <text:p text:style-name="P15">What message were you trying to convey with your map? Did your neighbour get the message?</text:p>
          </text:deletion>
        </text:changed-region>
        <text:changed-region xml:id="ct362235608" text:id="ct362235608">
          <text:insertion>
            <office:change-info>
              <dc:creator>Unknown Author</dc:creator>
              <dc:date>2017-09-05T15:47:45</dc:date>
            </office:change-info>
          </text:insertion>
        </text:changed-region>
        <text:changed-region xml:id="ct362235368" text:id="ct362235368">
          <text:insertion>
            <office:change-info>
              <dc:creator>Unknown Author</dc:creator>
              <dc:date>2017-09-05T15:47:45</dc:date>
            </office:change-info>
          </text:insertion>
        </text:changed-region>
        <text:changed-region xml:id="ct362234408" text:id="ct362234408">
          <text:deletion>
            <office:change-info>
              <dc:creator>Unknown Author</dc:creator>
              <dc:date>2017-09-05T15:47:54</dc:date>
            </office:change-info>
            <text:p text:style-name="P15">Do your neighbour like your colour scheme as much as you did?</text:p>
            <text:p text:style-name="P16"/>
          </text:deletion>
        </text:changed-region>
        <text:changed-region xml:id="ct362235128" text:id="ct362235128">
          <text:insertion>
            <office:change-info>
              <dc:creator>Unknown Author</dc:creator>
              <dc:date>2017-09-05T15:28:16</dc:date>
            </office:change-info>
          </text:insertion>
        </text:changed-region>
        <text:changed-region xml:id="ct362234888" text:id="ct362234888">
          <text:deletion>
            <office:change-info>
              <dc:creator>Unknown Author</dc:creator>
              <dc:date>2017-09-05T15:28:27</dc:date>
            </office:change-info>
            <text:p text:style-name="P17">More about styles</text:p>
          </text:deletion>
        </text:changed-region>
        <text:changed-region xml:id="ct362234048" text:id="ct362234048">
          <text:insertion>
            <office:change-info>
              <dc:creator>Unknown Author</dc:creator>
              <dc:date>2017-09-05T16:50:33</dc:date>
            </office:change-info>
          </text:insertion>
        </text:changed-region>
        <text:changed-region xml:id="ct362233688" text:id="ct362233688">
          <text:insertion>
            <office:change-info>
              <dc:creator>Unknown Author</dc:creator>
              <dc:date>2017-09-05T17:03:20</dc:date>
            </office:change-info>
          </text:insertion>
        </text:changed-region>
        <text:changed-region xml:id="ct362236448" text:id="ct362236448">
          <text:insertion>
            <office:change-info>
              <dc:creator>Unknown Author</dc:creator>
              <dc:date>2017-09-05T17:03:20</dc:date>
            </office:change-info>
          </text:insertion>
        </text:changed-region>
        <text:changed-region xml:id="ct362234768" text:id="ct362234768">
          <text:deletion>
            <office:change-info>
              <dc:creator>Unknown Author</dc:creator>
              <dc:date>2017-09-05T17:16:03</dc:date>
            </office:change-info>
            <text:p text:style-name="P18">When you open a layer in QGIS it will choose a fairly random default style so at least you can see the data. Usually that default style is no good for your final map so you will have to spend some time styling it to meet your objectives. Perhaps you or someone else already prepared a style and saved it as a default; in that case you are lucky and it will look good immediately. </text:p>
          </text:deletion>
        </text:changed-region>
        <text:changed-region xml:id="ct362236928" text:id="ct362236928">
          <text:insertion>
            <office:change-info>
              <dc:creator>Unknown Author</dc:creator>
              <dc:date>2017-09-05T17:16:09</dc:date>
            </office:change-info>
          </text:insertion>
        </text:changed-region>
        <text:changed-region xml:id="ct362236808" text:id="ct362236808">
          <text:insertion>
            <office:change-info>
              <dc:creator>Unknown Author</dc:creator>
              <dc:date>2017-09-05T17:20:10</dc:date>
            </office:change-info>
          </text:insertion>
        </text:changed-region>
        <text:changed-region xml:id="ct362236328" text:id="ct362236328">
          <text:insertion>
            <office:change-info>
              <dc:creator>Unknown Author</dc:creator>
              <dc:date>2017-09-05T17:20:10</dc:date>
            </office:change-info>
          </text:insertion>
        </text:changed-region>
        <text:changed-region xml:id="ct362235968" text:id="ct362235968">
          <text:deletion>
            <office:change-info>
              <dc:creator>Unknown Author</dc:creator>
              <dc:date>2017-09-05T17:23:09</dc:date>
            </office:change-info>
            <text:p text:style-name="P19"><text:span text:style-name="T3">Styles are all about communication. Very often that communication is scientific or statistical and therefore must represent the facts in an unbiased way. Or it could be topographical or navigational in which it should be clear and easy to understand. Or perhaps it purely artistic and just needs to look beautiful. The best maps combine all of these: accuracy, clarity and aesthetics. Effective styling applies the elements of good </text:span><text:span text:style-name="T4">design</text:span><text:span text:style-name="T3">. </text:span></text:p>
          </text:deletion>
        </text:changed-region>
        <text:changed-region xml:id="ct362240648" text:id="ct362240648">
          <text:insertion>
            <office:change-info>
              <dc:creator>Unknown Author</dc:creator>
              <dc:date>2017-09-05T17:23:23</dc:date>
            </office:change-info>
          </text:insertion>
        </text:changed-region>
        <text:changed-region xml:id="ct362236088" text:id="ct362236088">
          <text:deletion>
            <office:change-info>
              <dc:creator>Unknown Author</dc:creator>
              <dc:date>2017-09-05T17:31:13</dc:date>
            </office:change-info>
            <text:p text:style-name="P20">Static maps are styled to look good at a specific scale. This can take a lot of work to achieve. Dynamic maps, such as interactive online maps (like OSM or Google), are styled to work at any scale. This is even harder to achieve since you need to style for multiple scales and also alter the data available for styling at each scale by filtering or generalising. <text:s/></text:p>
          </text:deletion>
        </text:changed-region>
        <text:changed-region xml:id="ct362235728" text:id="ct362235728">
          <text:insertion>
            <office:change-info>
              <dc:creator>Unknown Author</dc:creator>
              <dc:date>2017-09-05T17:31:23</dc:date>
            </office:change-info>
          </text:insertion>
        </text:changed-region>
        <text:changed-region xml:id="ct362249888" text:id="ct362249888">
          <text:deletion>
            <office:change-info>
              <dc:creator>Unknown Author</dc:creator>
              <dc:date>2017-09-05T17:47:08</dc:date>
            </office:change-info>
            <text:p text:style-name="P20">In a GIS a map is made up of several layers. It is quite an achievement to style and label one layer effectively and it can take a lot of time. To style and label many layers so that together they make a beautiful map is a real craft. </text:p>
          </text:deletion>
        </text:changed-region>
        <text:changed-region xml:id="ct362249768" text:id="ct362249768">
          <text:insertion>
            <office:change-info>
              <dc:creator>Unknown Author</dc:creator>
              <dc:date>2017-09-05T15:28:06</dc:date>
            </office:change-info>
          </text:insertion>
        </text:changed-region>
        <text:changed-region xml:id="ct362249648" text:id="ct362249648">
          <text:deletion>
            <office:change-info>
              <dc:creator>Unknown Author</dc:creator>
              <dc:date>2017-09-05T15:28:11</dc:date>
            </office:change-info>
            <text:p text:style-name="P21">Check your knowledge</text:p>
          </text:deletion>
        </text:changed-region>
        <text:changed-region xml:id="ct362247608" text:id="ct362247608">
          <text:insertion>
            <office:change-info>
              <dc:creator>Unknown Author</dc:creator>
              <dc:date>2017-09-05T15:48:13</dc:date>
            </office:change-info>
          </text:insertion>
        </text:changed-region>
        <text:changed-region xml:id="ct362248688" text:id="ct362248688">
          <text:deletion>
            <office:change-info>
              <dc:creator>Unknown Author</dc:creator>
              <dc:date>2017-09-05T15:48:27</dc:date>
            </office:change-info>
            <text:p text:style-name="P15">What does layer blending do?</text:p>
          </text:deletion>
        </text:changed-region>
        <text:changed-region xml:id="ct362248568" text:id="ct362248568">
          <text:insertion>
            <office:change-info>
              <dc:creator>Unknown Author</dc:creator>
              <dc:date>2017-09-05T17:40:01</dc:date>
            </office:change-info>
          </text:insertion>
        </text:changed-region>
        <text:changed-region xml:id="ct362249048" text:id="ct362249048">
          <text:deletion>
            <office:change-info>
              <dc:creator>Unknown Author</dc:creator>
              <dc:date>2017-09-05T17:40:07</dc:date>
            </office:change-info>
            <text:p text:style-name="P22">Stirs up the colours in your layer</text:p>
          </text:deletion>
        </text:changed-region>
        <text:changed-region xml:id="ct362248928" text:id="ct362248928">
          <text:insertion>
            <office:change-info>
              <dc:creator>Unknown Author</dc:creator>
              <dc:date>2017-09-05T17:40:28</dc:date>
            </office:change-info>
          </text:insertion>
        </text:changed-region>
        <text:changed-region xml:id="ct362248808" text:id="ct362248808">
          <text:deletion>
            <office:change-info>
              <dc:creator>Unknown Author</dc:creator>
              <dc:date>2017-09-05T17:40:43</dc:date>
            </office:change-info>
            <text:p text:style-name="P22">Combines the layer’s colours with those in the layer below</text:p>
          </text:deletion>
        </text:changed-region>
        <text:changed-region xml:id="ct362247248" text:id="ct362247248">
          <text:insertion>
            <office:change-info>
              <dc:creator>Unknown Author</dc:creator>
              <dc:date>2017-09-05T17:40:55</dc:date>
            </office:change-info>
          </text:insertion>
        </text:changed-region>
        <text:changed-region xml:id="ct362247488" text:id="ct362247488">
          <text:deletion>
            <office:change-info>
              <dc:creator>Unknown Author</dc:creator>
              <dc:date>2017-09-05T17:40:58</dc:date>
            </office:change-info>
            <text:p text:style-name="P22">Animates the features in your layer</text:p>
          </text:deletion>
        </text:changed-region>
        <text:changed-region xml:id="ct362247368" text:id="ct362247368">
          <text:insertion>
            <office:change-info>
              <dc:creator>Unknown Author</dc:creator>
              <dc:date>2017-09-05T17:34:05</dc:date>
            </office:change-info>
          </text:insertion>
        </text:changed-region>
        <text:changed-region xml:id="ct362247128" text:id="ct362247128">
          <text:deletion>
            <office:change-info>
              <dc:creator>Unknown Author</dc:creator>
              <dc:date>2017-09-05T17:34:23</dc:date>
            </office:change-info>
            <text:p text:style-name="P22">Can you use a gradient fill on a point layer? (Yes or no)</text:p>
          </text:deletion>
        </text:changed-region>
        <text:changed-region xml:id="ct362247008" text:id="ct362247008">
          <text:insertion>
            <office:change-info>
              <dc:creator>Unknown Author</dc:creator>
              <dc:date>2017-09-05T17:34:40</dc:date>
            </office:change-info>
          </text:insertion>
        </text:changed-region>
        <text:changed-region xml:id="ct362246888" text:id="ct362246888">
          <text:deletion>
            <office:change-info>
              <dc:creator>Unknown Author</dc:creator>
              <dc:date>2017-09-05T17:35:07</dc:date>
            </office:change-info>
            <text:p text:style-name="P22">Which is the best way to get complex styles (like a black road with a white border and a middle centre line)?</text:p>
          </text:deletion>
        </text:changed-region>
        <text:changed-region xml:id="ct362246768" text:id="ct362246768">
          <text:insertion>
            <office:change-info>
              <dc:creator>Unknown Author</dc:creator>
              <dc:date>2017-09-05T17:36:30</dc:date>
            </office:change-info>
          </text:insertion>
        </text:changed-region>
        <text:changed-region xml:id="ct362246648" text:id="ct362246648">
          <text:deletion>
            <office:change-info>
              <dc:creator>Unknown Author</dc:creator>
              <dc:date>2017-09-05T17:39:27</dc:date>
            </office:change-info>
            <text:p text:style-name="P23">In the style library</text:p>
          </text:deletion>
        </text:changed-region>
        <text:changed-region xml:id="ct362246528" text:id="ct362246528">
          <text:insertion>
            <office:change-info>
              <dc:creator>Unknown Author</dc:creator>
              <dc:date>2017-09-05T17:37:10</dc:date>
            </office:change-info>
          </text:insertion>
        </text:changed-region>
        <text:changed-region xml:id="ct362246408" text:id="ct362246408">
          <text:insertion>
            <office:change-info>
              <dc:creator>Unknown Author</dc:creator>
              <dc:date>2017-09-05T17:38:59</dc:date>
            </office:change-info>
          </text:insertion>
        </text:changed-region>
        <text:changed-region xml:id="ct362246168" text:id="ct362246168">
          <text:insertion>
            <office:change-info>
              <dc:creator>Unknown Author</dc:creator>
              <dc:date>2017-09-05T17:39:00</dc:date>
            </office:change-info>
          </text:insertion>
        </text:changed-region>
        <text:changed-region xml:id="ct362246288" text:id="ct362246288">
          <text:deletion>
            <office:change-info>
              <dc:creator>Unknown Author</dc:creator>
              <dc:date>2017-09-05T17:39:15</dc:date>
            </office:change-info>
            <text:p text:style-name="P23">By constructing them, by stacking styles on top of each other. </text:p>
          </text:deletion>
        </text:changed-region>
        <text:changed-region xml:id="ct362246048" text:id="ct362246048">
          <text:insertion>
            <office:change-info>
              <dc:creator>Unknown Author</dc:creator>
              <dc:date>2017-09-05T17:37:30</dc:date>
            </office:change-info>
          </text:insertion>
        </text:changed-region>
        <text:changed-region xml:id="ct362245928" text:id="ct362245928">
          <text:deletion>
            <office:change-info>
              <dc:creator>Unknown Author</dc:creator>
              <dc:date>2017-09-05T17:37:53</dc:date>
            </office:change-info>
            <text:p text:style-name="P23">By uploading an image of the style you want</text:p>
          </text:deletion>
        </text:changed-region>
        <text:changed-region xml:id="ct362245688" text:id="ct362245688">
          <text:insertion>
            <office:change-info>
              <dc:creator>Unknown Author</dc:creator>
              <dc:date>2017-09-05T15:27:58</dc:date>
            </office:change-info>
          </text:insertion>
        </text:changed-region>
        <text:changed-region xml:id="ct362245448" text:id="ct362245448">
          <text:insertion>
            <office:change-info>
              <dc:creator>Unknown Author</dc:creator>
              <dc:date>2017-09-05T15:28:00</dc:date>
            </office:change-info>
          </text:insertion>
        </text:changed-region>
        <text:changed-region xml:id="ct362245328" text:id="ct362245328">
          <text:deletion>
            <office:change-info>
              <dc:creator>Unknown Author</dc:creator>
              <dc:date>2017-09-05T15:28:03</dc:date>
            </office:change-info>
            <text:p text:style-name="P21">Further reading:</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text:anchor-type="paragraph" draw:z-index="2" draw:style-name="gr1" draw:text-style-name="P68" svg:width="4.3398in" svg:height="0.6543in" svg:x="2.5909in" svg:y="-0.5055in"><draw:text-box><text:p text:style-name="P67"><text:span text:style-name="T44">Bagian: Simbologi</text:span></text:p><text:p text:style-name="P67"><text:span text:style-name="T45">Modul : Dasar </text:span><text:span text:style-name="T46">styling</text:span></text:p></draw:text-box></draw:frame></text:p>
      <text:p text:style-name="P42"/>
      <text:p text:style-name="P25"><draw:frame draw:style-name="fr1" draw:name="Image3" text:anchor-type="paragraph" svg:x="-0.7874in" svg:y="0.0874in" svg:width="0.5063in" svg:height="0.3319in" draw:z-index="3"><draw:image xlink:href="Pictures/10000438000004B600000318C21ACF48B81EA0B2.svg" xlink:type="simple" xlink:show="embed" xlink:actuate="onLoad"/><draw:image xlink:href="Pictures/100002010000002E0000001E116868E47DF52D46.png" xlink:type="simple" xlink:show="embed" xlink:actuate="onLoad"/></draw:frame><text:change-start text:change-id="ct362761768"/><text:span text:style-name="T20">Konteks </text:span><text:span text:style-name="T30">Styling</text:span><text:span text:style-name="T20"> </text:span><text:change-end text:change-id="ct362761768"/><text:change text:change-id="ct362761288"/></text:p>
      <text:p text:style-name="P33"><text:span text:style-name="T11">“</text:span><text:change-start text:change-id="ct362760688"/><text:span text:style-name="T14">Jika Anda berpikir GIS memiliki 2 aspek utama</text:span><text:change-end text:change-id="ct362760688"/><text:change-start text:change-id="ct362762008"/><text:span text:style-name="T14">, data dan visualisasi, </text:span><text:change-end text:change-id="ct362762008"/><text:span text:style-name="T15">maka</text:span><text:change-start text:change-id="ct362761648"/><text:span text:style-name="T12"> visualisasi adalah semua </text:span><text:change-end text:change-id="ct362761648"/><text:span text:style-name="T15">hal </text:span><text:change-start text:change-id="ct362766448"/><text:span text:style-name="T12">tentang </text:span><text:span text:style-name="T8">styling</text:span><text:span text:style-name="T12"> atau simbologi. Data tidak terlihat ‘cantik’ tanpa </text:span><text:span text:style-name="T8">style</text:span><text:span text:style-name="T12">.</text:span><text:span text:style-name="T14"> </text:span><text:change-end text:change-id="ct362766448"/><text:change-start text:change-id="ct362769088"/><text:span text:style-name="T12">Data geometri</text:span><text:change-end text:change-id="ct362769088"/><text:change-start text:change-id="ct362758168"/><text:span text:style-name="T12"> harus dibuat </text:span><text:span text:style-name="T8">style</text:span><text:span text:style-name="T12"> untuk divisualisasikan</text:span><text:change-end text:change-id="ct362758168"/><text:change text:change-id="ct362758408"/><text:span text:style-name="T11">.</text:span><text:span text:style-name="T5">”</text:span></text:p>
      <text:p text:style-name="P3"><text:change-start text:change-id="ct362765248"/>Dalam modul ini kita akan menemukan beberapa <text:change-end text:change-id="ct362765248"/><text:span text:style-name="T43">poin</text:span><text:change-start text:change-id="ct359731528"/> untuk <text:span text:style-name="T22">melakukan </text:span><text:span text:style-name="T31">styling</text:span> data spasial di QGIS. <text:span text:style-name="T29">Styling</text:span> adalah bidang yang sangat luas dan dalam, <text:change-end text:change-id="ct359731528"/><text:span text:style-name="T43">campuran dari </text:span><text:change-start text:change-id="ct359732008"/><text:span text:style-name="T43">bagian seni</text:span><text:change-end text:change-id="ct359732008"/><text:span text:style-name="T43"> dan juga</text:span><text:change-start text:change-id="ct359731888"/><text:span text:style-name="T43"> </text:span><text:change-end text:change-id="ct359731888"/><text:span text:style-name="T43">ilmu pengetahuan</text:span><text:change-start text:change-id="ct359732128"/>. Jadi sebagian besar modul ini adalah tentang mengeksplorasi <text:span text:style-name="T31">style</text:span><text:change-end text:change-id="ct359732128"/><text:change-start text:change-id="ct359732368"/>. <text:change-end text:change-id="ct359732368"/><text:change text:change-id="ct362765368"/></text:p>
      <text:p text:style-name="P32"/>
      <text:p text:style-name="P4"><text:change-start text:change-id="ct362766088"/>Silakan Anda mencoba <text:change-end text:change-id="ct362766088"/><text:change text:change-id="ct362765968"/></text:p>
      <text:p text:style-name="P5"><text:change-start text:change-id="ct362764768"/><text:span text:style-name="T1">Tujuan: </text:span><text:span text:style-name="T10">Eksplorasi style layer </text:span><text:change-end text:change-id="ct362764768"/><text:change-start text:change-id="ct362765128"/><text:span text:style-name="T10">vektor dan membuat peta yang bagus.</text:span><text:span text:style-name="T1"> </text:span><text:change-end text:change-id="ct362765128"/><text:change text:change-id="ct362765488"/></text:p>
      <text:p text:style-name="P40"/>
      <text:list xml:id="list3065927657" text:style-name="L1">
        <text:list-item>
          <text:p text:style-name="P60"><text:change-start text:change-id="ct362759008"/><text:span text:style-name="T22">Memuat </text:span><text:span text:style-name="T31">layer</text:span><text:span text:style-name="T22"> Negara dan </text:span><text:change-end text:change-id="ct362759008"/><text:change-start text:change-id="ct362758768"/><text:span text:style-name="T22">Jalan dari </text:span><text:span text:style-name="T31">Natural Earth</text:span><text:span text:style-name="T22"> </text:span><text:change-end text:change-id="ct362758768"/><text:change text:change-id="ct362758528"/></text:p>
        </text:list-item>
        <text:list-item>
          <text:p text:style-name="P60"><text:change-start text:change-id="ct362758648"/><text:span text:style-name="T22">Memuat </text:span><text:span text:style-name="T31">shapefile</text:span><text:span text:style-name="T22"> Kabupaten dan Pos Polisi</text:span><text:change-end text:change-id="ct362758648"/><text:span text:style-name="T22">, kemudian </text:span><text:change-start text:change-id="ct362775088"/><text:span text:style-name="T22">perbesar ke </text:span><text:span text:style-name="T31">layer</text:span><text:span text:style-name="T22"> Kabupaten. </text:span><text:change-end text:change-id="ct362775088"/><text:change text:change-id="ct362775448"/></text:p>
        </text:list-item>
        <text:list-item>
          <text:p text:style-name="P60"><text:change-start text:change-id="ct362759728"/><text:span text:style-name="T22">Buka Properti </text:span><text:span text:style-name="T31">Layer</text:span><text:span text:style-name="T22"> Negara dan lanjut ke tab </text:span><text:span text:style-name="T31">Style</text:span><text:span text:style-name="T22">. Pilih opsi sesuai tabel di bawah.</text:span><text:change-end text:change-id="ct362759728"/><text:change text:change-id="ct362771608"/></text:p>
        </text:list-item>
        <text:list-item>
          <text:p text:style-name="P60"><text:change-start text:change-id="ct362759248"/><text:span text:style-name="T22">Lihat atribut Kabupaten dan buat style yang menurut Anda bermakna. Catat opsi </text:span><text:span text:style-name="T31">styling</text:span><text:span text:style-name="T22"> yang tersedia untuk poligon.</text:span><text:change-end text:change-id="ct362759248"/><text:change text:change-id="ct362767768"/></text:p>
        </text:list-item>
        <text:list-item>
          <text:p text:style-name="P63"><text:change-start text:change-id="ct362769928"/><text:span text:style-name="T9">Style</text:span><text:span text:style-name="T13"> Jalan. Catat perbedaan </text:span><text:span text:style-name="T9">style</text:span><text:span text:style-name="T13"> dalam Garis.</text:span><text:change-end text:change-id="ct362769928"/><text:change text:change-id="ct362240888"/></text:p>
        </text:list-item>
        <text:list-item>
          <text:p text:style-name="P60"><text:change-start text:change-id="ct362240768"/><text:span text:style-name="T32">Style</text:span><text:span text:style-name="T23"> pos Polisi. Catat perbedaan </text:span><text:span text:style-name="T32">style</text:span><text:span text:style-name="T23"> dalam Titik. </text:span><text:change-end text:change-id="ct362240768"/><text:change text:change-id="ct362760208"/></text:p>
        </text:list-item>
        <text:list-item>
          <text:p text:style-name="P66"><draw:frame draw:style-name="fr1" draw:name="Image2" text:anchor-type="paragraph" svg:x="-0.7457in" svg:y="0.3165in" svg:width="0.5063in" svg:height="0.3319in" draw:z-index="6"><draw:image xlink:href="Pictures/10000201000000310000002081FF15C0F1DE836D.png" xlink:type="simple" xlink:show="embed" xlink:actuate="onLoad"/></draw:frame><text:change-start text:change-id="ct362240528"/><text:span text:style-name="T23">Bandingkan peta An</text:span><text:change-end text:change-id="ct362240528"/><text:change-start text:change-id="ct362240408"/><text:span text:style-name="T23">da dengan </text:span><text:change-end text:change-id="ct362240408"/><text:span text:style-name="T23">sekitar</text:span><text:change-start text:change-id="ct362240168"/><text:span text:style-name="T23"> Anda. </text:span><text:change-end text:change-id="ct362240168"/><text:change text:change-id="ct362240048"/></text:p>
        </text:list-item>
      </text:list>
      <table:table table:name="Table2" table:style-name="Table2">
        <table:table-column table:style-name="Table2.A"/>
        <table:table-column table:style-name="Table2.B"/>
        <table:table-row>
          <table:table-cell table:style-name="Table2.A1" office:value-type="string">
            <text:p text:style-name="P9"><text:change-start text:change-id="ct362239928"/>Nama<text:change-end text:change-id="ct362239928"/><text:change text:change-id="ct362239808"/></text:p>
          </table:table-cell>
          <table:table-cell table:style-name="Table2.B1" office:value-type="string">
            <text:p text:style-name="P51">Value</text:p>
          </table:table-cell>
        </table:table-row>
        <table:table-row>
          <table:table-cell table:style-name="Table2.A2" office:value-type="string">
            <text:p text:style-name="P53"><text:change-start text:change-id="ct362239688"/><text:span text:style-name="T32">Layer</text:span><text:span text:style-name="T23"> Negara</text:span><text:change-end text:change-id="ct362239688"/><text:change text:change-id="ct362239568"/></text:p>
          </table:table-cell>
          <table:table-cell table:style-name="Table2.B8" office:value-type="string">
            <text:p text:style-name="P53"><text:span text:style-name="T29">ne_10m_admin_0_countries</text:span> in the ne.sqlite database in appendix1-naturalearth-data</text:p>
          </table:table-cell>
        </table:table-row>
        <table:table-row>
          <table:table-cell table:style-name="Table2.A2" office:value-type="string">
            <text:p text:style-name="P53"><text:change-start text:change-id="ct362239448"/><text:span text:style-name="T32">Layer</text:span><text:span text:style-name="T23"> Jalan </text:span><text:change-end text:change-id="ct362239448"/><text:change text:change-id="ct362239328"/></text:p>
          </table:table-cell>
          <table:table-cell table:style-name="Table2.B8" office:value-type="string">
            <text:p text:style-name="P53">ne_10m_roads</text:p>
          </table:table-cell>
        </table:table-row>
        <table:table-row>
          <table:table-cell table:style-name="Table2.A2" office:value-type="string">
            <text:p text:style-name="P11"><text:change-start text:change-id="ct362239208"/>Kabupaten dan pos Polisi <text:change-end text:change-id="ct362239208"/><text:change text:change-id="ct362239088"/></text:p>
          </table:table-cell>
          <table:table-cell table:style-name="Table2.B8" office:value-type="string">
            <text:p text:style-name="P56">In appendix3-local-data</text:p>
          </table:table-cell>
        </table:table-row>
        <table:table-row>
          <table:table-cell table:style-name="Table2.A2" office:value-type="string">
            <text:p text:style-name="P55">Country styles</text:p>
          </table:table-cell>
          <table:table-cell table:style-name="Table2.B8" office:value-type="string">
            <text:p text:style-name="P56"/>
          </table:table-cell>
        </table:table-row>
        <table:table-row>
          <table:table-cell table:style-name="Table2.A2" office:value-type="string">
            <text:p text:style-name="P55"><text:change-start text:change-id="ct362238968"/><text:span text:style-name="T23">Tipe </text:span><text:span text:style-name="T32">layer</text:span><text:span text:style-name="T23"> </text:span><text:change-end text:change-id="ct362238968"/><text:change text:change-id="ct362238848"/></text:p>
          </table:table-cell>
          <table:table-cell table:style-name="Table2.B8" office:value-type="string">
            <text:p text:style-name="P57">Simple fill</text:p>
          </table:table-cell>
        </table:table-row>
        <table:table-row>
          <table:table-cell table:style-name="Table2.A2" office:value-type="string">
            <text:p text:style-name="P55">Fill style</text:p>
          </table:table-cell>
          <table:table-cell table:style-name="Table2.B8" office:value-type="string">
            <text:p text:style-name="P56">No brush</text:p>
          </table:table-cell>
        </table:table-row>
        <table:table-row>
          <table:table-cell table:style-name="Table2.A2" office:value-type="string">
            <text:p text:style-name="P55">Border colour</text:p>
          </table:table-cell>
          <table:table-cell table:style-name="Table2.B8" office:value-type="string">
            <text:p text:style-name="P56">black</text:p>
          </table:table-cell>
        </table:table-row>
      </table:table>
      <text:p text:style-name="P12"><draw:frame draw:style-name="fr1" draw:name="Image9" text:anchor-type="paragraph" svg:x="-0.2236in" svg:y="0.1819in" svg:width="0.1819in" svg:height="0.139in" draw:z-index="0"><draw:image xlink:href="Pictures/10000201000000110000000DF4A7B93CDF3B0879.png" xlink:type="simple" xlink:show="embed" xlink:actuate="onLoad"/></draw:frame><text:change-start text:change-id="ct362238728"/>Periksa hasil Anda <text:change-end text:change-id="ct362238728"/><text:change text:change-id="ct362238608"/></text:p>
      <text:p text:style-name="P14"><text:change-start text:change-id="ct362238368"/><text:span text:style-name="T23">Dapatkah Anda lihat dengan jelas semua ke</text:span><text:change-end text:change-id="ct362238368"/><text:span text:style-name="T23">-</text:span><text:change-start text:change-id="ct362238248"/><text:span text:style-name="T23">empat layer dalam peta Anda</text:span><text:change-end text:change-id="ct362238248"/><text:change-start text:change-id="ct362238128"/><text:span text:style-name="T23">? </text:span><text:change-end text:change-id="ct362238128"/><text:change text:change-id="ct362238008"/></text:p>
      <text:p text:style-name="P14"/>
      <text:p text:style-name="P14"><text:change-start text:change-id="ct362237888"/>Mengapa ada <text:change-end text:change-id="ct362237888"/><text:span text:style-name="T41">jarak</text:span><text:change-start text:change-id="ct362237768"/> antara batas kabupaten dan negara? Apa yang bisa kamu lakukan? <text:change-end text:change-id="ct362237768"/><text:change text:change-id="ct362234168"/></text:p>
      <text:p text:style-name="P15"><text:line-break/><text:change-start text:change-id="ct362237648"/>Pesan apa yang ingin Anda sampaikan dengan peta Anda? Apakah <text:change-end text:change-id="ct362237648"/><text:span text:style-name="T41">orang-orang di sekitar</text:span><text:change-start text:change-id="ct362237408"/> <text:span text:style-name="T23">A</text:span>nda mendapatkan pesan itu? <text:change-end text:change-id="ct362237408"/><text:change text:change-id="ct362235848"/></text:p>
      <text:p text:style-name="P15"/>
      <text:p text:style-name="P49"><text:change-start text:change-id="ct362235608"/><text:soft-page-break/><text:span text:style-name="T24">Apakah </text:span><text:change-end text:change-id="ct362235608"/><text:span text:style-name="T25">orang-orang di sekitar</text:span><text:change-start text:change-id="ct362235368"/><text:span text:style-name="T24"> Anda menyukai skema warna Anda sama seperti Anda? </text:span><text:change-end text:change-id="ct362235368"/></text:p>
      <text:p text:style-name="P64"/>
      <text:p text:style-name="P64"><draw:frame draw:style-name="fr1" draw:name="Image1" text:anchor-type="paragraph" svg:x="-0.7874in" svg:y="0.098in" svg:width="0.5063in" svg:height="0.3319in" draw:z-index="1"><draw:image xlink:href="Pictures/10000438000004B600000318C21ACF48B81EA0B2.svg" xlink:type="simple" xlink:show="embed" xlink:actuate="onLoad"/><draw:image xlink:href="Pictures/100002010000002E0000001E116868E47DF52D46.png" xlink:type="simple" xlink:show="embed" xlink:actuate="onLoad"/></draw:frame></text:p>
      <text:p text:style-name="P49"><text:change text:change-id="ct362234408"/><text:change-start text:change-id="ct362235128"/><text:span text:style-name="T27">Selengkapnya tentang </text:span><text:span text:style-name="T26">style</text:span><text:span text:style-name="T27"> </text:span><text:change-end text:change-id="ct362235128"/><text:change text:change-id="ct362234888"/></text:p>
      <text:p text:style-name="P18"><text:change-start text:change-id="ct362234048"/></text:p>
      <text:p text:style-name="P18"><text:change-end text:change-id="ct362234048"/><text:change-start text:change-id="ct362233688"/>Saat Anda membuka <text:span text:style-name="T38">layer</text:span> di QGIS, <text:span text:style-name="T38">maka </text:span>akan memilih <text:span text:style-name="T33">style</text:span> default yang cukup acak sehingga setidaknya Anda dapat melihat datanya. Biasanya <text:span text:style-name="T33">style</text:span> default itu tidak bagus untuk peta akhir Anda sehingga Anda harus meluangkan waktu untuk<text:change-end text:change-id="ct362233688"/> <text:span text:style-name="T42">melakukan</text:span><text:change-start text:change-id="ct362236448"/> <text:span text:style-name="T33">styling</text:span> sesuai dengan tujuan Anda. Mungkin Anda atau orang lain sudah menyiapkan <text:span text:style-name="T33">style</text:span> dan menyimpannya sebagai default; dalam hal ini Anda beruntung dan akan terlihat bagus segera. <text:change-end text:change-id="ct362236448"/><text:change text:change-id="ct362234768"/></text:p>
      <text:p text:style-name="P18"/>
      <text:p text:style-name="P19"><text:change-start text:change-id="ct362236928"/><text:span text:style-name="T4">Style</text:span><text:span text:style-name="T3"> adalah segalanya tentang komunikasi. </text:span><text:change-end text:change-id="ct362236928"/><text:change-start text:change-id="ct362236808"/><text:span text:style-name="T3">Seringkali komunikasi itu</text:span><text:change-end text:change-id="ct362236808"/><text:span text:style-name="T3"> </text:span><text:span text:style-name="T19">bersifat</text:span><text:change-start text:change-id="ct362236328"/><text:span text:style-name="T3"> ilmiah atau statistik dan karena itu harus mewakili fakta dengan cara yang tidak bias. Atau bisa juga topografi atau navigasi yang harus jelas dan mudah dimengerti. Atau mungkin itu murni artistik dan hanya perlu </text:span><text:span text:style-name="T18">terlihat</text:span><text:span text:style-name="T3"> cantik. Peta terbaik menggabungkan semua ini: akurasi, kejelasan dan estetika. </text:span><text:span text:style-name="T4">Styling</text:span><text:span text:style-name="T3"> yang efektif menerapkan elemen desain yang baik.</text:span><text:change-end text:change-id="ct362236328"/><text:change text:change-id="ct362235968"/></text:p>
      <text:p text:style-name="P20"/>
      <text:p text:style-name="P20"><text:change-start text:change-id="ct362240648"/>Peta statis di<text:span text:style-name="T39">buat </text:span><text:span text:style-name="T34">style</text:span> agar terlihat bagus pada skala tertentu. Ini <text:span text:style-name="T39">dapat</text:span> memakan banyak pekerjaan untuk mencapainya. Peta dinamis, seperti peta online interaktif (seperti OSM atau Google), di<text:span text:style-name="T39">buat </text:span><text:span text:style-name="T34">style</text:span> untuk bekerja dalam skala apapun. Ini bahkan lebih sulit untuk dicapai karena Anda <text:span text:style-name="T39">membutuhkan </text:span><text:span text:style-name="T34">style</text:span> untuk beberapa skala dan juga mengubah data yang tersedia untuk <text:span text:style-name="T29">styling </text:span>pada setiap skala dengan menyaring atau melakukan generalisasi. <text:change-end text:change-id="ct362240648"/><text:change text:change-id="ct362236088"/></text:p>
      <text:p text:style-name="P20"/>
      <text:p text:style-name="P20"><text:change-start text:change-id="ct362235728"/>Dalam GIS peta terdiri dari beberapa <text:span text:style-name="T35">layer</text:span>. <text:span text:style-name="T40">Akan membutuhkan usaha dan waktu yang cukup banyak untuk membuat </text:span><text:span text:style-name="T35">style</text:span> dan memberi label satu <text:span text:style-name="T35">layer</text:span> secara efektif. Untuk <text:span text:style-name="T40">membuat</text:span> <text:span text:style-name="T35">style</text:span> dan label <text:span text:style-name="T40">pada </text:span>banyak <text:span text:style-name="T35">layer</text:span> <text:span text:style-name="T40">agar menjadi</text:span> peta yang indah <text:span text:style-name="T40">merupakan sebuah seni tersendiri</text:span>. <text:change-end text:change-id="ct362235728"/><text:change text:change-id="ct362249888"/><text:s/></text:p>
      <text:p text:style-name="P25"/>
      <text:p text:style-name="P21"><draw:frame draw:style-name="fr1" draw:name="Image5" text:anchor-type="paragraph" svg:x="-0.7665in" svg:y="0.0811in" svg:width="0.5063in" svg:height="0.3319in" draw:z-index="4"><draw:image xlink:href="Pictures/100002010000003100000020C60C6697480BADC7.png" xlink:type="simple" xlink:show="embed" xlink:actuate="onLoad"/></draw:frame><text:change-start text:change-id="ct362249768"/>Periksa pengetahuan Anda <text:change-end text:change-id="ct362249768"/><text:change text:change-id="ct362249648"/></text:p>
      <text:list xml:id="list3684916974" text:style-name="L2">
        <text:list-item>
          <text:p text:style-name="P65"><text:change-start text:change-id="ct362247608"/>Apa yang dilakukan pencampuran <text:span text:style-name="T37">layer</text:span>?<text:change-end text:change-id="ct362247608"/><text:change text:change-id="ct362248688"/></text:p>
          <text:list>
            <text:list-item>
              <text:p text:style-name="P61"><text:change-start text:change-id="ct362248568"/><text:span text:style-name="T28">Mencampur</text:span> warna di l<text:span text:style-name="T28">ayer</text:span> Anda <text:change-end text:change-id="ct362248568"/><text:change text:change-id="ct362249048"/></text:p>
            </text:list-item>
            <text:list-item>
              <text:p text:style-name="P61"><text:change-start text:change-id="ct362248928"/>Menggabungkan warna <text:span text:style-name="T28">layer</text:span> dengan <text:span text:style-name="T28">layer</text:span> dibawahnya <text:change-end text:change-id="ct362248928"/><text:change text:change-id="ct362248808"/></text:p>
            </text:list-item>
            <text:list-item>
              <text:p text:style-name="P61"><text:change-start text:change-id="ct362247248"/>Animasikan fitur di <text:span text:style-name="T28">layer</text:span> Anda <text:change-end text:change-id="ct362247248"/><text:change text:change-id="ct362247488"/></text:p>
            </text:list-item>
          </text:list>
        </text:list-item>
        <text:list-item>
          <text:p text:style-name="P61"><text:change-start text:change-id="ct362247368"/>Dapatkah Anda menggunakan gradien pada <text:span text:style-name="T35">layer</text:span> titik? (Ya atau tidak) <text:change-end text:change-id="ct362247368"/><text:change text:change-id="ct362247128"/></text:p>
        </text:list-item>
        <text:list-item>
          <text:p text:style-name="P61"><text:change-start text:change-id="ct362247008"/>Mana cara terbaik untuk mendapatkan <text:span text:style-name="T35">style</text:span> yang kompleks (seperti jalan hitam dengan garis putih dan garis tengah-tengah)? <text:change-end text:change-id="ct362247008"/><text:change text:change-id="ct362246888"/></text:p>
          <text:list>
            <text:list-item>
              <text:p text:style-name="P61"><text:change-start text:change-id="ct362246768"/><text:span text:style-name="T28">Dalam kumpulan </text:span><text:span text:style-name="T35">style</text:span><text:span text:style-name="T28"> </text:span><text:change-end text:change-id="ct362246768"/><text:change text:change-id="ct362246648"/></text:p>
            </text:list-item>
            <text:list-item>
              <text:p text:style-name="P61"><text:change-start text:change-id="ct362246528"/><text:span text:style-name="T28">Dengan membangunnya, dengan </text:span><text:change-end text:change-id="ct362246528"/><text:change-start text:change-id="ct362246408"/><text:span text:style-name="T28">menum</text:span><text:change-end text:change-id="ct362246408"/><text:change-start text:change-id="ct362246168"/><text:span text:style-name="T28">puk style di atas satu sama lain </text:span><text:change-end text:change-id="ct362246168"/><text:change text:change-id="ct362246288"/></text:p>
            </text:list-item>
            <text:list-item>
              <text:p text:style-name="P62"><text:change-start text:change-id="ct362246048"/>Dengan mengunggah sebuah gambar dari style yang Anda inginkan <text:change-end text:change-id="ct362246048"/><text:change text:change-id="ct362245928"/></text:p>
            </text:list-item>
          </text:list>
        </text:list-item>
      </text:list>
      <text:p text:style-name="P25"><text:soft-page-break/></text:p>
      <text:p text:style-name="P25"><draw:frame draw:style-name="fr1" draw:name="Image7" text:anchor-type="paragraph" svg:x="-0.7772in" svg:y="0.0717in" svg:width="0.5063in" svg:height="0.3319in" draw:z-index="5"><draw:image xlink:href="Pictures/1000020100000031000000208B0B4CCA25C57346.png" xlink:type="simple" xlink:show="embed" xlink:actuate="onLoad"/></draw:frame><text:change-start text:change-id="ct362245688"/><text:span text:style-name="T21">Bacaan l</text:span><text:change-end text:change-id="ct362245688"/><text:change-start text:change-id="ct362245448"/><text:span text:style-name="T21">ebih lanjut: </text:span><text:change-end text:change-id="ct362245448"/><text:change text:change-id="ct362245328"/></text:p>
      <text:p text:style-name="P20"><text:a xlink:type="simple" xlink:href="http://docs.qgis.org/2.14/en/docs/training_manual/basic_map/symbology.html" text:style-name="Internet_20_link" text:visited-style-name="Visited_20_Internet_20_Link"><text:span text:style-name="T11">http://docs.qgis.org/2.14/en/docs/training_manual/basic_map/symbology.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e_20_1" draw:display-name="Bitmape 1" xlink:href="Pictures/2000003E00002E6400001B78488D013AB82ED76C.svm" xlink:type="simple" xlink:show="embed" xlink:actuate="onLoad"/>
    <draw:fill-image draw:name="Bitmape_20_2" draw:display-name="Bitmape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style:font-style-asian="italic" style:font-weight-asian="bold" style:font-style-complex="italic"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qgis.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5:45:31.203241424</meta:creation-date>
    <meta:editing-duration>PT2H46M28S</meta:editing-duration>
    <meta:editing-cycles>26</meta:editing-cycles>
    <meta:generator>LibreOffice/5.4.0.3$Windows_x86 LibreOffice_project/7556cbc6811c9d992f4064ab9287069087d7f62c</meta:generator>
    <dc:date>2017-09-11T11:32:13.883000000</dc:date>
    <meta:document-statistic meta:table-count="1" meta:image-count="6" meta:object-count="0" meta:page-count="3" meta:paragraph-count="50" meta:word-count="577" meta:character-count="3943" meta:non-whitespace-character-count="3391"/>
  </office:meta>
</office:document-meta>
</file>